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12-0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08-0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3-04-0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12-1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11-02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7-1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7-13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0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03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1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1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1093333333" calcext:value-type="float">
            <text:p>29.11110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7475" calcext:value-type="float">
            <text:p>29.602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31909677419" calcext:value-type="float">
            <text:p>31.553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37928" calcext:value-type="float">
            <text:p>31.46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42910967742" calcext:value-type="float">
            <text:p>30.7442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5543225806" calcext:value-type="float">
            <text:p>30.69955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1037419355" calcext:value-type="float">
            <text:p>30.7201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7496774194" calcext:value-type="float">
            <text:p>29.644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61216" calcext:value-type="float">
            <text:p>29.1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64075" calcext:value-type="float">
            <text:p>29.5106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53688" calcext:value-type="float">
            <text:p>29.59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4624516129" calcext:value-type="float">
            <text:p>28.274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31390344828" calcext:value-type="float">
            <text:p>30.423139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427225" calcext:value-type="float">
            <text:p>31.1342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69891612903" calcext:value-type="float">
            <text:p>32.6669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2284" calcext:value-type="float">
            <text:p>32.75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2067096774" calcext:value-type="float">
            <text:p>32.6132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4810322581" calcext:value-type="float">
            <text:p>31.7354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32028387097" calcext:value-type="float">
            <text:p>31.3532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2433548387" calcext:value-type="float">
            <text:p>29.4282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44596129032" calcext:value-type="float">
            <text:p>30.2244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91344" calcext:value-type="float">
            <text:p>30.2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51945" calcext:value-type="float">
            <text:p>31.6551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0552" calcext:value-type="float">
            <text:p>31.3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76278709677" calcext:value-type="float">
            <text:p>31.0176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4682" calcext:value-type="float">
            <text:p>31.36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11675" calcext:value-type="float">
            <text:p>32.201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42369032258" calcext:value-type="float">
            <text:p>32.1542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6116" calcext:value-type="float">
            <text:p>31.91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80681290323" calcext:value-type="float">
            <text:p>30.5580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718875" calcext:value-type="float">
            <text:p>30.8471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7292903226" calcext:value-type="float">
            <text:p>31.6447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04144516129" calcext:value-type="float">
            <text:p>31.7804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8288" calcext:value-type="float">
            <text:p>32.13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308625" calcext:value-type="float">
            <text:p>32.3130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7796" calcext:value-type="float">
            <text:p>31.3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85654193548" calcext:value-type="float">
            <text:p>30.6285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35657142857" calcext:value-type="float">
            <text:p>29.0735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732025" calcext:value-type="float">
            <text:p>31.1373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70585806452" calcext:value-type="float">
            <text:p>32.6570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907175" calcext:value-type="float">
            <text:p>32.9590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8846451613" calcext:value-type="float">
            <text:p>32.5558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6926451613" calcext:value-type="float">
            <text:p>31.7816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1327483871" calcext:value-type="float">
            <text:p>32.3013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9943225806" calcext:value-type="float">
            <text:p>31.9339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725" calcext:value-type="float">
            <text:p>29.80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39728" calcext:value-type="float">
            <text:p>27.82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76658064516" calcext:value-type="float">
            <text:p>28.887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8395862069" calcext:value-type="float">
            <text:p>28.4183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133875" calcext:value-type="float">
            <text:p>29.7613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54761290323" calcext:value-type="float">
            <text:p>31.1554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83008" calcext:value-type="float">
            <text:p>31.71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1917419355" calcext:value-type="float">
            <text:p>31.4241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0751483871" calcext:value-type="float">
            <text:p>30.7407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95881290323" calcext:value-type="float">
            <text:p>31.2895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60712258064" calcext:value-type="float">
            <text:p>31.56607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01104" calcext:value-type="float">
            <text:p>31.1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178" calcext:value-type="float">
            <text:p>29.48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0156" calcext:value-type="float">
            <text:p>28.68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4572903226" calcext:value-type="float">
            <text:p>27.1824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19751428571" calcext:value-type="float">
            <text:p>27.34197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161625" calcext:value-type="float">
            <text:p>28.1716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03072" calcext:value-type="float">
            <text:p>31.82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13584516129" calcext:value-type="float">
            <text:p>30.9513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02131612903" calcext:value-type="float">
            <text:p>31.0302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82578064516" calcext:value-type="float">
            <text:p>31.3382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25569032258" calcext:value-type="float">
            <text:p>30.1425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148" calcext:value-type="float">
            <text:p>28.1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3759" calcext:value-type="float">
            <text:p>25.503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64176" calcext:value-type="float">
            <text:p>25.89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9762857143" calcext:value-type="float">
            <text:p>29.36497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2607" calcext:value-type="float">
            <text:p>30.0026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5215483871" calcext:value-type="float">
            <text:p>31.405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7176" calcext:value-type="float">
            <text:p>31.59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04144516129" calcext:value-type="float">
            <text:p>27.9704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95584516129" calcext:value-type="float">
            <text:p>27.9795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60304516129" calcext:value-type="float">
            <text:p>27.9460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5312" calcext:value-type="float">
            <text:p>30.05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58345" calcext:value-type="float">
            <text:p>29.1558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95700645161" calcext:value-type="float">
            <text:p>27.9495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0294" calcext:value-type="float">
            <text:p>32.070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69075" calcext:value-type="float">
            <text:p>32.5776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69427096774" calcext:value-type="float">
            <text:p>32.7869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22744" calcext:value-type="float">
            <text:p>32.47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30059354839" calcext:value-type="float">
            <text:p>31.5230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1643870968" calcext:value-type="float">
            <text:p>30.7751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6913548387" calcext:value-type="float">
            <text:p>31.1076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86361290323" calcext:value-type="float">
            <text:p>29.768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892375" calcext:value-type="float">
            <text:p>33.2989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6784" calcext:value-type="float">
            <text:p>32.6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95870967742" calcext:value-type="float">
            <text:p>31.969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5806896552" calcext:value-type="float">
            <text:p>33.4575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53890909091" calcext:value-type="float">
            <text:p>33.5353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78935" calcext:value-type="float">
            <text:p>33.4378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78900645161" calcext:value-type="float">
            <text:p>33.5578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628425" calcext:value-type="float">
            <text:p>33.5162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60451612903" calcext:value-type="float">
            <text:p>33.496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13525" calcext:value-type="float">
            <text:p>33.0861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13325" calcext:value-type="float">
            <text:p>33.0701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7922580645" calcext:value-type="float">
            <text:p>33.217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62625" calcext:value-type="float">
            <text:p>32.4426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869625" calcext:value-type="float">
            <text:p>31.4786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86235" calcext:value-type="float">
            <text:p>31.6586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71975172414" calcext:value-type="float">
            <text:p>32.047197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40575" calcext:value-type="float">
            <text:p>32.9644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61415" calcext:value-type="float">
            <text:p>33.1361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13148387097" calcext:value-type="float">
            <text:p>33.011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2575" calcext:value-type="float">
            <text:p>32.540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29298064516" calcext:value-type="float">
            <text:p>32.1429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946" calcext:value-type="float">
            <text:p>31.952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78025" calcext:value-type="float">
            <text:p>31.0077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5008516129" calcext:value-type="float">
            <text:p>30.5850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97835" calcext:value-type="float">
            <text:p>29.5097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65261935484" calcext:value-type="float">
            <text:p>29.0365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76875" calcext:value-type="float">
            <text:p>27.4867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3622068965" calcext:value-type="float">
            <text:p>26.743362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2274" calcext:value-type="float">
            <text:p>28.862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2895" calcext:value-type="float">
            <text:p>31.2722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5396129032" calcext:value-type="float">
            <text:p>32.7695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166" calcext:value-type="float">
            <text:p>32.570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2903225806" calcext:value-type="float">
            <text:p>32.016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34175" calcext:value-type="float">
            <text:p>31.6903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528125" calcext:value-type="float">
            <text:p>30.8252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205725" calcext:value-type="float">
            <text:p>28.6520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49037419355" calcext:value-type="float">
            <text:p>27.2149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28045" calcext:value-type="float">
            <text:p>31.5828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0857931034" calcext:value-type="float">
            <text:p>31.705085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76575" calcext:value-type="float">
            <text:p>31.2727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2225" calcext:value-type="float">
            <text:p>31.498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26745806452" calcext:value-type="float">
            <text:p>32.6326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75755" calcext:value-type="float">
            <text:p>32.4175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60712258064" calcext:value-type="float">
            <text:p>31.56607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9845" calcext:value-type="float">
            <text:p>32.6419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3535" calcext:value-type="float">
            <text:p>32.9273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23277419355" calcext:value-type="float">
            <text:p>32.5123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8616774194" calcext:value-type="float">
            <text:p>29.3978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861575" calcext:value-type="float">
            <text:p>28.5486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0408" calcext:value-type="float">
            <text:p>31.54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705275" calcext:value-type="float">
            <text:p>32.8070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1135" calcext:value-type="float">
            <text:p>33.2931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9259354839" calcext:value-type="float">
            <text:p>33.1689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48575" calcext:value-type="float">
            <text:p>33.2234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5612903226" calcext:value-type="float">
            <text:p>33.348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01595" calcext:value-type="float">
            <text:p>33.2801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6654" calcext:value-type="float">
            <text:p>33.426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16441290323" calcext:value-type="float">
            <text:p>33.26164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9172" calcext:value-type="float">
            <text:p>32.99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7143225806" calcext:value-type="float">
            <text:p>32.36071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5721" calcext:value-type="float">
            <text:p>31.295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2446896552" calcext:value-type="float">
            <text:p>31.15024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073625" calcext:value-type="float">
            <text:p>32.5607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355" calcext:value-type="float">
            <text:p>33.320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43971612903" calcext:value-type="float">
            <text:p>33.2643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14905" calcext:value-type="float">
            <text:p>33.2614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42701935484" calcext:value-type="float">
            <text:p>33.0842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80215" calcext:value-type="float">
            <text:p>32.9380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036775" calcext:value-type="float">
            <text:p>32.6603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25940645161" calcext:value-type="float">
            <text:p>32.3325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49825" calcext:value-type="float">
            <text:p>31.7994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5747096774" calcext:value-type="float">
            <text:p>30.6045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997425" calcext:value-type="float">
            <text:p>28.7499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6468965517" calcext:value-type="float">
            <text:p>28.49564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4873" calcext:value-type="float">
            <text:p>29.8448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05285" calcext:value-type="float">
            <text:p>31.6605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1736774193" calcext:value-type="float">
            <text:p>31.89417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043" calcext:value-type="float">
            <text:p>31.205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1313548387" calcext:value-type="float">
            <text:p>29.6751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7077" calcext:value-type="float">
            <text:p>27.667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22775" calcext:value-type="float">
            <text:p>27.3492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1336774194" calcext:value-type="float">
            <text:p>28.14513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7135" calcext:value-type="float">
            <text:p>27.0447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0753548387" calcext:value-type="float">
            <text:p>25.0360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22855" calcext:value-type="float">
            <text:p>28.1922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89144827586" calcext:value-type="float">
            <text:p>29.80891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40725" calcext:value-type="float">
            <text:p>29.1664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5509677419" calcext:value-type="float">
            <text:p>28.337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61225" calcext:value-type="float">
            <text:p>25.8536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1816774194" calcext:value-type="float">
            <text:p>28.9101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704925" calcext:value-type="float">
            <text:p>32.0170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54775" calcext:value-type="float">
            <text:p>32.395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5896774194" calcext:value-type="float">
            <text:p>32.555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9438" calcext:value-type="float">
            <text:p>32.079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8888516129" calcext:value-type="float">
            <text:p>31.1488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4021" calcext:value-type="float">
            <text:p>29.1240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14032" calcext:value-type="float">
            <text:p>29.9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44075" calcext:value-type="float">
            <text:p>31.454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00825" calcext:value-type="float">
            <text:p>31.140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14459354839" calcext:value-type="float">
            <text:p>30.4714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52725" calcext:value-type="float">
            <text:p>30.755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9863225806" calcext:value-type="float">
            <text:p>28.82198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254575" calcext:value-type="float">
            <text:p>29.5125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1654193548" calcext:value-type="float">
            <text:p>29.7141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2215" calcext:value-type="float">
            <text:p>29.152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5143225806" calcext:value-type="float">
            <text:p>26.56951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65445" calcext:value-type="float">
            <text:p>27.2165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5611034483" calcext:value-type="float">
            <text:p>31.08056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7185" calcext:value-type="float">
            <text:p>30.5137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840425" calcext:value-type="float">
            <text:p>31.4284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5783225806" calcext:value-type="float">
            <text:p>32.41557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4149677419" calcext:value-type="float">
            <text:p>33.3454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91255" calcext:value-type="float">
            <text:p>33.3891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874" calcext:value-type="float">
            <text:p>33.281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58735" calcext:value-type="float">
            <text:p>32.5158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9584" calcext:value-type="float">
            <text:p>31.4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5607" calcext:value-type="float">
            <text:p>31.1456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16744827586" calcext:value-type="float">
            <text:p>32.84167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36525" calcext:value-type="float">
            <text:p>33.033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96695" calcext:value-type="float">
            <text:p>33.1696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34838709677" calcext:value-type="float">
            <text:p>32.913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1955" calcext:value-type="float">
            <text:p>30.881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744325" calcext:value-type="float">
            <text:p>30.5974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2443870968" calcext:value-type="float">
            <text:p>31.4152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4801" calcext:value-type="float">
            <text:p>31.5548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2136774194" calcext:value-type="float">
            <text:p>29.1662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0655" calcext:value-type="float">
            <text:p>30.6230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4604137931" calcext:value-type="float">
            <text:p>31.56246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97765" calcext:value-type="float">
            <text:p>31.7397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4812" calcext:value-type="float">
            <text:p>32.40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3086451613" calcext:value-type="float">
            <text:p>32.5193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38975" calcext:value-type="float">
            <text:p>31.3123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483" calcext:value-type="float">
            <text:p>33.201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66042857143" calcext:value-type="float">
            <text:p>33.24660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74975483871" calcext:value-type="float">
            <text:p>33.0474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905075" calcext:value-type="float">
            <text:p>32.0290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60025806452" calcext:value-type="float">
            <text:p>31.066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469425" calcext:value-type="float">
            <text:p>32.2246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116" calcext:value-type="float">
            <text:p>32.80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914" calcext:value-type="float">
            <text:p>32.839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20934736842" calcext:value-type="float">
            <text:p>32.832093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3204" calcext:value-type="float">
            <text:p>32.49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8899" calcext:value-type="float">
            <text:p>32.3388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9886451613" calcext:value-type="float">
            <text:p>32.6259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22325" calcext:value-type="float">
            <text:p>32.2662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112025" calcext:value-type="float">
            <text:p>31.0611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5495172414" calcext:value-type="float">
            <text:p>30.29154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70825" calcext:value-type="float">
            <text:p>31.5747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40725" calcext:value-type="float">
            <text:p>31.8334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19448" calcext:value-type="float">
            <text:p>30.9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91809032258" calcext:value-type="float">
            <text:p>29.03918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68488" calcext:value-type="float">
            <text:p>31.27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73865" calcext:value-type="float">
            <text:p>31.6673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972775" calcext:value-type="float">
            <text:p>31.3497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43788387097" calcext:value-type="float">
            <text:p>30.0943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49825" calcext:value-type="float">
            <text:p>27.6084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6776774194" calcext:value-type="float">
            <text:p>25.2586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39275" calcext:value-type="float">
            <text:p>23.7163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5985714286" calcext:value-type="float">
            <text:p>25.03659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146025" calcext:value-type="float">
            <text:p>26.1614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46055" calcext:value-type="float">
            <text:p>27.7046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24369032258" calcext:value-type="float">
            <text:p>29.1824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32375" calcext:value-type="float">
            <text:p>32.3083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1160516129" calcext:value-type="float">
            <text:p>31.8011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78825" calcext:value-type="float">
            <text:p>30.3097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1594" calcext:value-type="float">
            <text:p>31.04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77150967742" calcext:value-type="float">
            <text:p>30.7077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234875" calcext:value-type="float">
            <text:p>30.2223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71669677419" calcext:value-type="float">
            <text:p>29.8371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26642580645" calcext:value-type="float">
            <text:p>28.0026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6254285714" calcext:value-type="float">
            <text:p>28.95262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84962580645" calcext:value-type="float">
            <text:p>30.4684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157875" calcext:value-type="float">
            <text:p>31.6815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25140645161" calcext:value-type="float">
            <text:p>31.6925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88255" calcext:value-type="float">
            <text:p>30.9888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79723870968" calcext:value-type="float">
            <text:p>32.6679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25485" calcext:value-type="float">
            <text:p>32.5825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779225" calcext:value-type="float">
            <text:p>32.6277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2856774193" calcext:value-type="float">
            <text:p>32.028285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3805" calcext:value-type="float">
            <text:p>30.4763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20838709677" calcext:value-type="float">
            <text:p>29.332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5602" calcext:value-type="float">
            <text:p>31.105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09032" calcext:value-type="float">
            <text:p>32.27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943025" calcext:value-type="float">
            <text:p>32.7794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031" calcext:value-type="float">
            <text:p>32.960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1734193548" calcext:value-type="float">
            <text:p>32.8261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2066" calcext:value-type="float">
            <text:p>32.532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0456" calcext:value-type="float">
            <text:p>32.44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83625" calcext:value-type="float">
            <text:p>32.2178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89895" calcext:value-type="float">
            <text:p>31.5389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473475" calcext:value-type="float">
            <text:p>31.0247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9600516129" calcext:value-type="float">
            <text:p>30.7496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43752258064" calcext:value-type="float">
            <text:p>28.66437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101875" calcext:value-type="float">
            <text:p>27.2010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0648" calcext:value-type="float">
            <text:p>27.54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3912516129" calcext:value-type="float">
            <text:p>28.6739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9303225806" calcext:value-type="float">
            <text:p>28.7549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099825" calcext:value-type="float">
            <text:p>28.5609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174" calcext:value-type="float">
            <text:p>28.06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71256" calcext:value-type="float">
            <text:p>30.03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2676" calcext:value-type="float">
            <text:p>29.79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24885714286" calcext:value-type="float">
            <text:p>30.2524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22374193548" calcext:value-type="float">
            <text:p>31.052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99375" calcext:value-type="float">
            <text:p>29.979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03396129032" calcext:value-type="float">
            <text:p>27.7403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96125" calcext:value-type="float">
            <text:p>26.7409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7677241379" calcext:value-type="float">
            <text:p>28.06976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38625" calcext:value-type="float">
            <text:p>30.9033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267" calcext:value-type="float">
            <text:p>32.2352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1688" calcext:value-type="float">
            <text:p>32.3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01195" calcext:value-type="float">
            <text:p>32.9601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7842580645" calcext:value-type="float">
            <text:p>32.7727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263375" calcext:value-type="float">
            <text:p>32.5026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9334" calcext:value-type="float">
            <text:p>32.009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19243870968" calcext:value-type="float">
            <text:p>31.5219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4873" calcext:value-type="float">
            <text:p>29.8448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63672258064" calcext:value-type="float">
            <text:p>27.07636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7868" calcext:value-type="float">
            <text:p>27.13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17075862069" calcext:value-type="float">
            <text:p>26.9317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4356" calcext:value-type="float">
            <text:p>27.99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43575" calcext:value-type="float">
            <text:p>29.3944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59215483871" calcext:value-type="float">
            <text:p>31.1059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353925" calcext:value-type="float">
            <text:p>30.6035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4330322581" calcext:value-type="float">
            <text:p>30.5894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142" calcext:value-type="float">
            <text:p>31.23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3295" calcext:value-type="float">
            <text:p>31.2113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34580645161" calcext:value-type="float">
            <text:p>30.863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081475" calcext:value-type="float">
            <text:p>30.1408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69094193548" calcext:value-type="float">
            <text:p>28.0469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67125" calcext:value-type="float">
            <text:p>27.4686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5328" calcext:value-type="float">
            <text:p>28.4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508175" calcext:value-type="float">
            <text:p>31.5150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15707826087" calcext:value-type="float">
            <text:p>31.551570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1277419355" calcext:value-type="float">
            <text:p>30.531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79850322581" calcext:value-type="float">
            <text:p>28.1479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58475" calcext:value-type="float">
            <text:p>26.3955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92421538462" calcext:value-type="float">
            <text:p>28.109242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9442857143" calcext:value-type="float">
            <text:p>27.96594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58325" calcext:value-type="float">
            <text:p>26.7645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07812413793" calcext:value-type="float">
            <text:p>26.64078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46928695652" calcext:value-type="float">
            <text:p>30.954692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115" calcext:value-type="float">
            <text:p>33.33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0542857143" calcext:value-type="float">
            <text:p>33.4180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7985" calcext:value-type="float">
            <text:p>33.407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1437419355" calcext:value-type="float">
            <text:p>33.3261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224125" calcext:value-type="float">
            <text:p>33.1722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811675" calcext:value-type="float">
            <text:p>32.9381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0910967742" calcext:value-type="float">
            <text:p>32.5730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46302608696" calcext:value-type="float">
            <text:p>31.9446302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0916" calcext:value-type="float">
            <text:p>29.6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74175" calcext:value-type="float">
            <text:p>28.7947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78463448276" calcext:value-type="float">
            <text:p>28.987846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64225" calcext:value-type="float">
            <text:p>30.2846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56091428572" calcext:value-type="float">
            <text:p>32.795609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6103225806" calcext:value-type="float">
            <text:p>33.0526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74325" calcext:value-type="float">
            <text:p>32.797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58735483871" calcext:value-type="float">
            <text:p>32.245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9235" calcext:value-type="float">
            <text:p>31.3919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47775" calcext:value-type="float">
            <text:p>30.8734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8242580645" calcext:value-type="float">
            <text:p>31.9498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435725" calcext:value-type="float">
            <text:p>31.8143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87723870968" calcext:value-type="float">
            <text:p>31.4487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979525" calcext:value-type="float">
            <text:p>31.8897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49630344828" calcext:value-type="float">
            <text:p>32.82496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4847" calcext:value-type="float">
            <text:p>32.6848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235175" calcext:value-type="float">
            <text:p>32.5323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79323870968" calcext:value-type="float">
            <text:p>32.3479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353775" calcext:value-type="float">
            <text:p>31.3535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9569032258" calcext:value-type="float">
            <text:p>31.0569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690625" calcext:value-type="float">
            <text:p>32.3969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23465806452" calcext:value-type="float">
            <text:p>31.5323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293425" calcext:value-type="float">
            <text:p>29.5729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5368888889" calcext:value-type="float">
            <text:p>28.919536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6575" calcext:value-type="float">
            <text:p>27.358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9912" calcext:value-type="float">
            <text:p>30.4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107" calcext:value-type="float">
            <text:p>32.479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647" calcext:value-type="float">
            <text:p>32.71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203" calcext:value-type="float">
            <text:p>32.1042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7739354839" calcext:value-type="float">
            <text:p>31.1907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28225" calcext:value-type="float">
            <text:p>31.2142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60985" calcext:value-type="float">
            <text:p>30.5060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32505806452" calcext:value-type="float">
            <text:p>30.3832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307225" calcext:value-type="float">
            <text:p>29.1530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67493333333" calcext:value-type="float">
            <text:p>25.97674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963325" calcext:value-type="float">
            <text:p>25.2596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56877241379" calcext:value-type="float">
            <text:p>25.90568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7795" calcext:value-type="float">
            <text:p>27.9537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4626" calcext:value-type="float">
            <text:p>30.154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87794285714" calcext:value-type="float">
            <text:p>32.97877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5522857143" calcext:value-type="float">
            <text:p>32.83055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85974193548" calcext:value-type="float">
            <text:p>32.408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427" calcext:value-type="float">
            <text:p>32.3724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53685" calcext:value-type="float">
            <text:p>32.2853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48728888889" calcext:value-type="float">
            <text:p>31.734872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2925" calcext:value-type="float">
            <text:p>30.915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5076129032" calcext:value-type="float">
            <text:p>28.7035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718275" calcext:value-type="float">
            <text:p>26.2271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48099310345" calcext:value-type="float">
            <text:p>26.34480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66025" calcext:value-type="float">
            <text:p>28.1426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8791" calcext:value-type="float">
            <text:p>31.7287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36448" calcext:value-type="float">
            <text:p>30.53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11125" calcext:value-type="float">
            <text:p>30.9891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04655483871" calcext:value-type="float">
            <text:p>32.4104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89635555556" calcext:value-type="float">
            <text:p>32.798963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27115" calcext:value-type="float">
            <text:p>32.3627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88763870968" calcext:value-type="float">
            <text:p>31.5188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44002580645" calcext:value-type="float">
            <text:p>31.2244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97536551724" calcext:value-type="float">
            <text:p>31.819753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4673548387" calcext:value-type="float">
            <text:p>32.3634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146575" calcext:value-type="float">
            <text:p>32.3014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6176" calcext:value-type="float">
            <text:p>32.06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05285" calcext:value-type="float">
            <text:p>31.6605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79904" calcext:value-type="float">
            <text:p>30.70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070725" calcext:value-type="float">
            <text:p>29.2807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42061935484" calcext:value-type="float">
            <text:p>29.5242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63935483871" calcext:value-type="float">
            <text:p>28.786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78425714286" calcext:value-type="float">
            <text:p>26.60784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43011612903" calcext:value-type="float">
            <text:p>24.1143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43225806452" calcext:value-type="float">
            <text:p>25.244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22376" calcext:value-type="float">
            <text:p>26.74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72214193548" calcext:value-type="float">
            <text:p>28.2572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904" calcext:value-type="float">
            <text:p>29.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74" calcext:value-type="float">
            <text:p>32.33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37488" calcext:value-type="float">
            <text:p>31.87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99856" calcext:value-type="float">
            <text:p>31.32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4255" calcext:value-type="float">
            <text:p>30.4554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56227096774" calcext:value-type="float">
            <text:p>29.8456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4704516129" calcext:value-type="float">
            <text:p>28.914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0205" calcext:value-type="float">
            <text:p>26.4530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43392" calcext:value-type="float">
            <text:p>24.96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80025" calcext:value-type="float">
            <text:p>25.928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9251428571" calcext:value-type="float">
            <text:p>28.08492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561725" calcext:value-type="float">
            <text:p>30.4656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95171612903" calcext:value-type="float">
            <text:p>32.3195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16948571429" calcext:value-type="float">
            <text:p>32.50169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91488" calcext:value-type="float">
            <text:p>31.89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0350769231" calcext:value-type="float">
            <text:p>31.083035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50775" calcext:value-type="float">
            <text:p>30.3515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5713548387" calcext:value-type="float">
            <text:p>30.9095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82929230769" calcext:value-type="float">
            <text:p>31.358292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67496470588" calcext:value-type="float">
            <text:p>30.426749647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03376" calcext:value-type="float">
            <text:p>29.3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8012903226" calcext:value-type="float">
            <text:p>29.553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49311428571" calcext:value-type="float">
            <text:p>28.89493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15504516129" calcext:value-type="float">
            <text:p>30.2015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35249032258" calcext:value-type="float">
            <text:p>32.5535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22864516129" calcext:value-type="float">
            <text:p>33.042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5130322581" calcext:value-type="float">
            <text:p>33.1345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7896" calcext:value-type="float">
            <text:p>32.93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65261935484" calcext:value-type="float">
            <text:p>32.8465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820575" calcext:value-type="float">
            <text:p>32.8882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20888" calcext:value-type="float">
            <text:p>32.56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61401290323" calcext:value-type="float">
            <text:p>31.8961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47078709677" calcext:value-type="float">
            <text:p>30.5147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65632" calcext:value-type="float">
            <text:p>30.56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432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34" meta:object-count="0"/>
    <meta:user-defined meta:name="AppVersion">3.0</meta:user-defined>
  </office:meta>
</office:document-meta>
</file>